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umerProcessor.processResponse( MessageExchange exchange , HttpServletRequest request , HttpServlet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sumerProcessor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rProcessor.processGetRequest( HttpServletRequest request , HttpServletResponse respon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nsumerProcessor.processFault( MessageExchange exchange ,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sumerProcessor.process( MessageExchange exchan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onsumerProcessor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rProcessor.sendFault( SoapFault fault , HttpServletRequest request , HttpServlet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sumerProcessor.getServer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umerProcessor.generateDocument( HttpServletResponse response , 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sumerProcessor.getHeaders( Http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sumerProcesso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sumerProcessor.getAuth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rProcessor.ConsumerProcessor( HttpEndpoint endpo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sumerProcessor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rProcessor.createContext( Http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sumerProcessor.process( HttpServletRequest request , HttpServletResponse response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9">
            <text:p text:style-name="Table_20_Contents">89</text:p>
          </table:table-cell>
        </table:table-row>
        <table:table-row>
          <table:table-cell office:value-type="string">
            <text:p text:style-name="Table_20_Contents">ConsumerProcessor.getSs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